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-color="#ff66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text-outline="true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4.605cm" svg:height="10.16cm" svg:x="3.54cm" svg:y="2.90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Gitbli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.27cm" svg:x="4.175cm" svg:y="8.855cm">
          <text:p text:style-name="P1">Jet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27cm" svg:x="14.97cm" svg:y="5.445cm">
          <text:p text:style-name="P1">JG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16cm" svg:height="1.27cm" svg:x="4.175cm" svg:y="5.445cm">
          <text:p text:style-name="P1">Wick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27cm" svg:x="4.175cm" svg:y="7.15cm">
          <text:p text:style-name="P1"><text:span text:style-name="T2">MarkdownPap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68cm" svg:height="1.27cm" svg:x="12.83cm" svg:y="7.15cm">
          <text:p text:style-name="P1"><text:span text:style-name="T2">google-code-prett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27cm" svg:x="8.52cm" svg:y="7.15cm">
          <text:p text:style-name="P1"><text:span text:style-name="T2">WicketStuff</text:span></text:p>
          <text:p text:style-name="P1"><text:span text:style-name="T2">GoogleCha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.27cm" svg:x="4.175cm" svg:y="3.74cm">
          <text:p text:style-name="P1">Gitblit Web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.27cm" svg:x="4.175cm" svg:y="10.525cm">
          <text:p text:style-name="P1">JComma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.08cm" svg:height="1.37cm" svg:x="3.54cm" svg:y="13.7cm">
          <text:p text:style-name="P1">gitblit.properti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3" draw:id="id3" draw:layer="layout" svg:width="5.08cm" svg:height="1.37cm" svg:x="13.065cm" svg:y="13.7cm">
          <text:p text:style-name="P1">users.properti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svg:x1="10.842cm" svg:y1="13.065cm" svg:x2="8.62cm" svg:y2="14.385cm" draw:start-shape="id1" draw:start-glue-point="2" draw:end-shape="id2" svg:d="m10842 13065v1320h-2222">
          <text:p/>
        </draw:connector>
        <draw:connector draw:style-name="gr4" draw:text-style-name="P1" draw:layer="layout" svg:x1="10.842cm" svg:y1="13.065cm" svg:x2="13.065cm" svg:y2="14.385cm" draw:start-shape="id1" draw:start-glue-point="2" draw:end-shape="id3" draw:end-glue-point="6" svg:d="m10842 13065v1320h2223">
          <text:p/>
        </draw:connector>
        <draw:custom-shape draw:style-name="gr5" draw:text-style-name="P1" xml:id="id5" draw:id="id5" draw:layer="layout" svg:width="4.445cm" svg:height="3.175cm" svg:x="3.54cm" svg:y="17.01cm">
          <text:p text:style-name="P1">Repo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xml:id="id4" draw:id="id4" draw:layer="layout" svg:width="1.27cm" svg:height="1.27cm" svg:x="10.225cm" svg:y="15.1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4" draw:text-style-name="P1" draw:layer="layout" svg:x1="10.842cm" svg:y1="13.065cm" svg:x2="10.86cm" svg:y2="15.14cm" draw:start-shape="id1" draw:start-glue-point="2" draw:end-shape="id4" draw:end-glue-point="4" svg:d="m10842 13065v1038h18v1037">
          <text:p/>
        </draw:connector>
        <draw:custom-shape draw:style-name="gr5" draw:text-style-name="P1" xml:id="id6" draw:id="id6" draw:layer="layout" svg:width="4.445cm" svg:height="3.175cm" svg:x="8.62cm" svg:y="17.01cm">
          <text:p text:style-name="P1">Repo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" xml:id="id7" draw:id="id7" draw:layer="layout" svg:width="4.445cm" svg:height="3.175cm" svg:x="13.7cm" svg:y="17.01cm">
          <text:p text:style-name="P1">Repo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svg:x1="10.225cm" svg:y1="15.775cm" svg:x2="5.763cm" svg:y2="17.01cm" draw:start-shape="id4" draw:start-glue-point="6" draw:end-shape="id5" draw:end-glue-point="5" svg:d="m10225 15775h-4462v1235">
          <text:p/>
        </draw:connector>
        <draw:connector draw:style-name="gr4" draw:text-style-name="P1" draw:layer="layout" svg:x1="10.86cm" svg:y1="16.41cm" svg:x2="10.843cm" svg:y2="17.01cm" draw:start-shape="id4" draw:start-glue-point="8" draw:end-shape="id6" draw:end-glue-point="5" svg:d="m10860 16410v300h-17v300">
          <text:p/>
        </draw:connector>
        <draw:connector draw:style-name="gr4" draw:text-style-name="P1" draw:layer="layout" svg:x1="11.495cm" svg:y1="15.775cm" svg:x2="15.923cm" svg:y2="17.01cm" draw:start-shape="id4" draw:start-glue-point="10" draw:end-shape="id7" draw:end-glue-point="5" svg:d="m11495 15775h4428v12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Moger</meta:initial-creator>
    <meta:creation-date>2011-04-22T08:41:44.73</meta:creation-date>
    <dc:date>2011-06-06T12:25:05.73</dc:date>
    <dc:creator>James Moger</dc:creator>
    <meta:editing-duration>PT51M13S</meta:editing-duration>
    <meta:editing-cycles>4</meta:editing-cycles>
    <meta:generator>LibreOffice/3.3$Win32 LibreOffice_project/330m19$Build-8</meta:generator>
    <meta:document-statistic meta:object-count="21"/>
  </office:meta>
</office:document-meta>
</file>